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9826" officeooo:paragraph-rsid="00189826"/>
    </style:style>
    <style:style style:name="P2" style:family="paragraph" style:parent-style-name="Standard">
      <style:text-properties officeooo:rsid="00190b90" officeooo:paragraph-rsid="00190b90"/>
    </style:style>
    <style:style style:name="P3" style:family="paragraph" style:parent-style-name="Standard">
      <style:text-properties officeooo:rsid="00190b90" officeooo:paragraph-rsid="001a3c38"/>
    </style:style>
    <style:style style:name="T1" style:family="text">
      <style:text-properties officeooo:rsid="00190b90"/>
    </style:style>
    <style:style style:name="T2" style:family="text">
      <style:text-properties officeooo:rsid="001a3c38"/>
    </style:style>
    <style:style style:name="T3" style:family="text">
      <style:text-properties officeooo:rsid="001c31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social media algorithms be uesd to manipulate the opinions of a large group of people?</text:p>
      <text:p text:style-name="P1">This is the question that started this project. </text:p>
      <text:p text:style-name="P1">So how do we find the solution to such an open ended question. We can use a real social media app to run our experiments but I highly doubt any company will just allow me access to their app to play around with. So I did the next best thing that I could. I have made a simulation framework that can be used to simulate any scenario that may arise in a social media app. And see how the system evolves with time. </text:p>
      <text:p text:style-name="P1"/>
      <text:p text:style-name="P1">The simulation works <text:span text:style-name="T3">on</text:span> the principles of social influence models, and agent based modelling which have been studied extensively by other researchers. It spawns a number of simulated agents in a network like configuration. <text:span text:style-name="T1">Each agent has an opinion value between between -1 and 1 which can represent any abstract opinion on any topic, such as likeness for a product or support for a political party. </text:span>And then they are influenced by <text:span text:style-name="T1">other agents in the network by the posts that they create. This influence is based on social influence models as previously stated. The most extensively used model for this is the bounded confidence and that is the default model used in the simulation. Now to the main part, these posts are recommended to the agents by a recommendation algorithm, and that can also be configured to recommend based on different heuristics. So the flow of the model is like this – every time step, the recommendation algorithm chooses posts for agents, the agents are influenced by these posts and then they express an interest value which determines how much they liked the posts. </text:span><text:span text:style-name="T2">The agents can also randomly decide to create a new post which has similar opinion to the person.</text:span><text:span text:style-name="T1"> This way we can simulate the complete cycle of social media. </text:span></text:p>
      <text:p text:style-name="P2">Here we can see a simulation running in real time. It is using...</text:p>
      <text:p text:style-name="P2"/>
      <text:p text:style-name="P2">Now we can get to the initial question. Is it possible to tailor recommendation algorithms to manipulate the opinions of people.</text:p>
      <text:p text:style-name="P3">I tested this with a heuristic based recommendation algorithm which uses a combination of popularity of creator, proximity of the creator on the network and the opinion of the post for recommending posts. <text:span text:style-name="T2">I have programmed to priortize posts close to a particular opinion value, in this case I have set it to 0.6. </text:span></text:p>
      <text:p text:style-name="P3"><text:span text:style-name="T2">This is the model running with the same settings. You can see the variation of average opinion and the distance between average opinion and target opinion. The results are that by and large there is not a huge impact on the opinion of people due to recomendation algorithms. The opinions are much more affected by network topology or the initial distribu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17:19:24.147018552</meta:creation-date>
    <dc:date>2023-12-19T20:21:30.485413638</dc:date>
    <meta:editing-duration>PT2H7M43S</meta:editing-duration>
    <meta:editing-cycles>1</meta:editing-cycles>
    <meta:document-statistic meta:table-count="0" meta:image-count="0" meta:object-count="0" meta:page-count="1" meta:paragraph-count="8" meta:word-count="469" meta:character-count="2672" meta:non-whitespace-character-count="2206"/>
    <meta:generator>LibreOffice/7.3.7.2$Linux_X86_64 LibreOffice_project/30$Build-2</meta:generator>
  </office:meta>
</office:document-meta>
</file>